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Normal-text">
      <style:paragraph-properties fo:margin-left="0in" fo:margin-right="0in" fo:text-indent="0in" style:auto-text-indent="false"/>
    </style:style>
    <style:style style:name="P5" style:family="paragraph" style:parent-style-name="Normal-text">
      <style:paragraph-properties fo:margin-left="0in" fo:margin-right="0in" fo:text-indent="0in" style:auto-text-indent="false"/>
      <style:text-properties style:use-window-font-color="true" style:font-name="Arial2" fo:font-size="12pt" fo:language="de" fo:country="DE" fo:font-weight="bold" officeooo:rsid="0007dea0" officeooo:paragraph-rsid="000a2d54"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6" style:family="paragraph" style:parent-style-name="Normal-text">
      <style:paragraph-properties fo:margin-left="0in" fo:margin-right="0in" fo:text-indent="0in" style:auto-text-indent="false"/>
      <style:text-properties style:use-window-font-color="true" style:font-name="Arial2" fo:font-size="12pt" fo:language="de" fo:country="DE" fo:font-weight="bold" officeooo:rsid="0007dea0" officeooo:paragraph-rsid="000edd15"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7" style:family="paragraph" style:parent-style-name="Normal-text">
      <style:paragraph-properties fo:margin-left="0in" fo:margin-right="0in" fo:text-indent="0in" style:auto-text-indent="false"/>
      <style:text-properties style:use-window-font-color="true" style:font-name="Arial2" fo:font-size="12pt" fo:language="de" fo:country="DE" fo:font-weight="bold" officeooo:rsid="000edd15" officeooo:paragraph-rsid="000edd15"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8" style:family="paragraph" style:parent-style-name="Normal-text">
      <style:paragraph-properties fo:margin-left="0in" fo:margin-right="0in" fo:text-indent="0in" style:auto-text-indent="false"/>
      <style:text-properties style:use-window-font-color="true" style:font-name="Arial2" fo:font-size="12pt" fo:language="de" fo:country="DE" fo:font-weight="bold" officeooo:rsid="00131ab8" officeooo:paragraph-rsid="00131ab8"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9" style:family="paragraph" style:parent-style-name="Normal-text">
      <style:paragraph-properties fo:margin-left="0in" fo:margin-right="0in" fo:text-indent="0in" style:auto-text-indent="false"/>
      <style:text-properties style:use-window-font-color="true" style:font-name="Arial2" fo:font-size="12pt" fo:language="de" fo:country="DE" fo:font-weight="bold" officeooo:rsid="00452cd1" officeooo:paragraph-rsid="00452cd1"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10" style:family="paragraph" style:parent-style-name="Normal-text">
      <style:paragraph-properties fo:margin-left="0in" fo:margin-right="0in" fo:line-height="100%" fo:text-indent="0in" style:auto-text-indent="false"/>
      <style:text-properties style:use-window-font-color="true" style:font-name="Times New Roman2" fo:font-size="12pt" fo:language="en" fo:country="US" fo:font-weight="normal" officeooo:rsid="002d19e8" officeooo:paragraph-rsid="002d19e8" style:letter-kerning="true" style:font-name-asian="Times New Roman" style:font-size-asian="12pt" style:font-name-complex="Times New Roman" style:font-size-complex="12pt" style:language-complex="ar" style:country-complex="SA"/>
    </style:style>
    <style:style style:name="P11" style:family="paragraph" style:parent-style-name="Normal-text">
      <style:paragraph-properties fo:margin-left="0in" fo:margin-right="0in" fo:text-align="center" style:justify-single-word="false" fo:text-indent="0in" style:auto-text-indent="false"/>
      <style:text-properties style:font-name="Arial" fo:font-size="16pt" fo:font-weight="bold" style:font-size-asian="16pt" style:font-weight-asian="bold" style:font-size-complex="16pt" style:font-weight-complex="bold"/>
    </style:style>
    <style:style style:name="P12" style:family="paragraph" style:parent-style-name="Normal-text">
      <style:paragraph-properties fo:margin-left="0in" fo:margin-right="0in" fo:line-height="100%" fo:text-indent="0in" style:auto-text-indent="false"/>
      <style:text-properties officeooo:paragraph-rsid="003f21cc"/>
    </style:style>
    <style:style style:name="P13" style:family="paragraph" style:parent-style-name="Normal-text">
      <style:paragraph-properties fo:margin-left="0in" fo:margin-right="0in" fo:line-height="100%" fo:text-indent="0in" style:auto-text-indent="false"/>
      <style:text-properties officeooo:paragraph-rsid="003f5695"/>
    </style:style>
    <style:style style:name="P14" style:family="paragraph" style:parent-style-name="Standard">
      <style:paragraph-properties fo:margin-left="0in" fo:margin-right="0in" fo:line-height="150%" fo:text-align="center" style:justify-single-word="false" fo:text-indent="0in" style:auto-text-indent="false"/>
      <style:text-properties style:font-name="Arial" fo:font-size="12pt" officeooo:rsid="0003d0f3" officeooo:paragraph-rsid="0003d0f3" style:font-size-asian="12pt" style:font-size-complex="12pt"/>
    </style:style>
    <style:style style:name="P15" style:family="paragraph" style:parent-style-name="Contents_20_3">
      <style:paragraph-properties fo:margin-left="0in" fo:margin-right="0in" fo:text-indent="0in" style:auto-text-indent="false">
        <style:tab-stops>
          <style:tab-stop style:position="5.8472in" style:type="right" style:leader-style="dotted" style:leader-text="."/>
        </style:tab-stops>
      </style:paragraph-properties>
    </style:style>
    <style:style style:name="P16" style:family="paragraph" style:parent-style-name="Lebenslauf-Überschrift">
      <style:paragraph-properties fo:break-before="page"/>
    </style:style>
    <style:style style:name="P17" style:family="paragraph" style:parent-style-name="Normal-text">
      <style:text-properties style:use-window-font-color="true" style:font-name="Arial2" fo:font-size="12pt" fo:language="de" fo:country="DE" fo:font-weight="bold" officeooo:rsid="00131ab8" officeooo:paragraph-rsid="001d3567"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18" style:family="paragraph" style:parent-style-name="Normal-text">
      <style:paragraph-properties fo:line-height="100%"/>
      <style:text-properties style:use-window-font-color="true" style:font-name="Times New Roman2" fo:font-size="12pt" fo:language="en" fo:country="US" fo:font-weight="normal" officeooo:rsid="002d19e8" officeooo:paragraph-rsid="002d19e8" style:letter-kerning="true" style:font-name-asian="Times New Roman" style:font-size-asian="12pt" style:font-name-complex="Times New Roman" style:font-size-complex="12pt" style:language-complex="ar" style:country-complex="SA"/>
    </style:style>
    <style:style style:name="P19" style:family="paragraph" style:parent-style-name="Normal-text">
      <style:paragraph-properties fo:line-height="100%"/>
      <style:text-properties style:use-window-font-color="true" style:font-name="Times New Roman2" fo:font-size="12pt" fo:language="en" fo:country="US" fo:font-weight="normal" officeooo:rsid="002d19e8" officeooo:paragraph-rsid="002d19e8" style:letter-kerning="true" style:font-name-asian="Times New Roman" style:font-size-asian="12pt" style:font-weight-asian="bold" style:font-name-complex="Times New Roman" style:font-size-complex="12pt" style:language-complex="ar" style:country-complex="SA" style:font-weight-complex="bold"/>
    </style:style>
    <style:style style:name="P20" style:family="paragraph" style:parent-style-name="Normal-text">
      <style:paragraph-properties fo:line-height="100%"/>
      <style:text-properties style:use-window-font-color="true" style:font-name="Times New Roman2" fo:font-size="12pt" fo:language="en" fo:country="US" fo:font-weight="normal" officeooo:rsid="002d19e8" officeooo:paragraph-rsid="002d19e8" style:letter-kerning="true" style:font-name-asian="Times New Roman" style:font-size-asian="12pt" style:font-weight-asian="normal" style:font-name-complex="Times New Roman" style:font-size-complex="12pt" style:language-complex="ar" style:country-complex="SA" style:font-weight-complex="normal"/>
    </style:style>
    <style:style style:name="P21" style:family="paragraph" style:parent-style-name="Standard">
      <style:paragraph-properties fo:line-height="150%" fo:text-align="center" style:justify-single-word="false"/>
      <style:text-properties style:font-name="Arial" fo:font-size="15pt" style:font-size-asian="15pt" style:font-size-complex="15pt"/>
    </style:style>
    <style:style style:name="P22"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23" style:family="paragraph" style:parent-style-name="Standard">
      <style:paragraph-properties fo:line-height="150%" fo:text-align="start" style:justify-single-word="false"/>
      <style:text-properties style:font-name="Arial" fo:font-size="14pt" style:font-size-asian="14pt" style:font-size-complex="14pt"/>
    </style:style>
    <style:style style:name="P24" style:family="paragraph" style:parent-style-name="Standard">
      <style:paragraph-properties fo:line-height="150%" fo:text-align="center" style:justify-single-word="false"/>
      <style:text-properties style:font-name="Arial" fo:font-size="14pt" style:font-size-asian="14pt" style:font-size-complex="14pt"/>
    </style:style>
    <style:style style:name="P25"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26" style:family="paragraph" style:parent-style-name="Standard">
      <style:paragraph-properties fo:line-height="150%" fo:text-align="center" style:justify-single-word="false"/>
      <style:text-properties style:font-name="Arial" fo:font-size="12pt" officeooo:rsid="0003d0f3" officeooo:paragraph-rsid="0003d0f3" style:font-size-asian="12pt" style:font-size-complex="12pt"/>
    </style:style>
    <style:style style:name="P27"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28" style:family="paragraph" style:parent-style-name="Standard">
      <style:text-properties style:use-window-font-color="true" style:font-name="Times New Roman1" fo:font-size="12pt" fo:language="de" fo:country="DE" fo:font-style="italic" fo:font-weight="normal" officeooo:rsid="001db6d2" officeooo:paragraph-rsid="001fcc7e" style:letter-kerning="true" style:font-name-asian="Times New Roman" style:font-size-asian="12pt" style:font-style-asian="italic" style:font-name-complex="Times New Roman" style:font-size-complex="12pt" style:language-complex="ar" style:country-complex="SA" style:font-style-complex="italic"/>
    </style:style>
    <style:style style:name="P29" style:family="paragraph" style:parent-style-name="Standard">
      <style:text-properties style:use-window-font-color="true" style:text-line-through-style="none" style:text-line-through-type="none" style:font-name="Times New Roman1" fo:font-size="10pt" fo:language="de" fo:country="DE" fo:font-style="italic" style:text-underline-style="none" fo:font-weight="normal" officeooo:paragraph-rsid="001fcc7e" style:letter-kerning="true" style:text-blinking="false" fo:background-color="transparent" style:font-name-asian="Times New Roman" style:font-size-asian="10pt" style:font-style-asian="italic" style:font-name-complex="Lucidasans1" style:font-size-complex="10pt" style:language-complex="ar" style:country-complex="SA" style:font-style-complex="italic" loext:padding="0in" loext:border="none"/>
    </style:style>
    <style:style style:name="P30" style:family="paragraph" style:parent-style-name="Standard">
      <style:text-properties style:use-window-font-color="true" style:text-line-through-style="none" style:text-line-through-type="none" style:font-name="Times New Roman1" fo:font-size="12pt" fo:language="de" fo:country="DE" fo:font-style="italic" style:text-underline-style="none" fo:font-weight="normal" officeooo:rsid="001db6d2" officeooo:paragraph-rsid="003ae9b4" style:letter-kerning="true" style:text-blinking="false" fo:background-color="transparent" style:font-name-asian="Times New Roman" style:font-size-asian="12pt" style:font-style-asian="italic" style:font-name-complex="Times New Roman" style:font-size-complex="12pt" style:language-complex="ar" style:country-complex="SA" style:font-style-complex="italic" loext:padding="0in" loext:border="none"/>
    </style:style>
    <style:style style:name="P31" style:family="paragraph" style:parent-style-name="Standard">
      <style:paragraph-properties fo:line-height="100%"/>
      <style:text-properties style:use-window-font-color="true" style:text-line-through-style="none" style:text-line-through-type="none" style:font-name="Times New Roman1" fo:font-size="12pt" fo:language="de" fo:country="DE" fo:font-style="italic" style:text-underline-style="none" fo:font-weight="bold" officeooo:rsid="001db6d2" officeooo:paragraph-rsid="0042b808" style:letter-kerning="true" style:text-blinking="false"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loext:padding="0in" loext:border="none"/>
    </style:style>
    <style:style style:name="P32" style:family="paragraph" style:parent-style-name="Standard">
      <style:paragraph-properties>
        <style:tab-stops>
          <style:tab-stop style:position="5.9256in" style:type="right" style:leader-style="dotted" style:leader-text="."/>
        </style:tab-stops>
      </style:paragraph-properties>
      <style:text-properties officeooo:rsid="002a1ac3" officeooo:paragraph-rsid="002a1ac3"/>
    </style:style>
    <style:style style:name="P33" style:family="paragraph" style:parent-style-name="Standard">
      <style:paragraph-properties>
        <style:tab-stops>
          <style:tab-stop style:position="5.9256in" style:type="right" style:leader-style="dotted" style:leader-text="."/>
        </style:tab-stops>
      </style:paragraph-properties>
      <style:text-properties fo:font-variant="small-caps" style:use-window-font-color="true" style:font-name="Times New Roman2" fo:font-size="11pt" fo:language="de" fo:country="DE" style:text-underline-style="none" fo:font-weight="normal" officeooo:rsid="002a1ac3" officeooo:paragraph-rsid="002a1ac3" style:letter-kerning="true" style:font-name-asian="Times New Roman" style:font-size-asian="10pt" style:font-name-complex="Times New Roman" style:font-size-complex="10pt" style:language-complex="ar" style:country-complex="SA"/>
    </style:style>
    <style:style style:name="P34" style:family="paragraph" style:parent-style-name="Standard">
      <style:paragraph-properties>
        <style:tab-stops>
          <style:tab-stop style:position="5.9256in" style:type="right" style:leader-style="dotted" style:leader-text="."/>
        </style:tab-stops>
      </style:paragraph-properties>
      <style:text-properties fo:text-transform="uppercase" style:use-window-font-color="true" style:font-name="Times New Roman2" fo:font-size="12pt" fo:language="de" fo:country="DE" style:text-underline-style="none" fo:font-weight="bold" officeooo:rsid="002a1ac3" officeooo:paragraph-rsid="002a1ac3" style:letter-kerning="true" style:font-name-asian="Times New Roman" style:font-size-asian="10pt" style:font-weight-asian="bold" style:font-name-complex="Times New Roman" style:font-size-complex="10pt" style:language-complex="ar" style:country-complex="SA" style:font-weight-complex="bold"/>
    </style:style>
    <style:style style:name="P35" style:family="paragraph" style:parent-style-name="Standard">
      <style:text-properties fo:color="#000000" style:text-line-through-style="none" style:text-line-through-type="none" style:font-name="Times New Roman1" fo:font-size="10pt" fo:language="de" fo:country="DE" fo:font-style="italic" style:text-underline-style="none" fo:font-weight="normal" officeooo:paragraph-rsid="003ae9b4" style:letter-kerning="true" style:text-blinking="false" fo:background-color="transparent" style:font-name-asian="Times New Roman" style:font-size-asian="10pt" style:font-style-asian="italic" style:font-name-complex="Lucidasans1" style:font-size-complex="10pt" style:language-complex="ar" style:country-complex="SA" style:font-style-complex="italic" loext:padding="0in" loext:border="none"/>
    </style:style>
    <style:style style:name="P36" style:family="paragraph" style:parent-style-name="Standard">
      <style:paragraph-properties fo:margin-left="1.0634in" fo:margin-right="0in" fo:line-height="150%" fo:text-align="start" style:justify-single-word="false" fo:text-indent="0in" style:auto-text-indent="false"/>
      <style:text-properties style:font-name="Arial" fo:font-size="12pt" style:font-size-asian="12pt" style:font-size-complex="12pt"/>
    </style:style>
    <style:style style:name="P37" style:family="paragraph" style:parent-style-name="Standard">
      <style:paragraph-properties fo:margin-left="0.5in" fo:margin-right="0in" fo:line-height="150%" fo:text-align="start" style:justify-single-word="false" fo:text-indent="0in" style:auto-text-indent="false"/>
      <style:text-properties style:font-name="Arial" fo:font-size="12pt" style:font-size-asian="12pt" style:font-size-complex="12pt"/>
    </style:style>
    <style:style style:name="P38" style:family="paragraph" style:parent-style-name="Contents_20_1">
      <style:paragraph-properties>
        <style:tab-stops>
          <style:tab-stop style:position="5.9846in" style:type="right" style:leader-style="dotted" style:leader-text="."/>
        </style:tab-stops>
      </style:paragraph-properties>
    </style:style>
    <style:style style:name="P39" style:family="paragraph" style:parent-style-name="Contents_20_2">
      <style:paragraph-properties>
        <style:tab-stops>
          <style:tab-stop style:position="5.9256in" style:type="right" style:leader-style="dotted" style:leader-text="."/>
        </style:tab-stops>
      </style:paragraph-properties>
      <style:text-properties officeooo:rsid="002a1ac3" officeooo:paragraph-rsid="002a1ac3"/>
    </style:style>
    <style:style style:name="P40" style:family="paragraph" style:parent-style-name="Contents_20_2">
      <style:paragraph-properties>
        <style:tab-stops>
          <style:tab-stop style:position="5.9256in" style:type="right" style:leader-style="dotted" style:leader-text="."/>
        </style:tab-stops>
      </style:paragraph-properties>
      <style:text-properties fo:text-transform="uppercase" style:use-window-font-color="true" style:font-name="Times New Roman2" fo:font-size="12pt" fo:language="de" fo:country="DE" style:text-underline-style="none" fo:font-weight="bold" officeooo:rsid="002a1ac3" officeooo:paragraph-rsid="002a1ac3" style:letter-kerning="true" style:font-name-asian="Times New Roman" style:font-size-asian="10pt" style:font-weight-asian="bold" style:font-name-complex="Times New Roman" style:font-size-complex="10pt" style:language-complex="ar" style:country-complex="SA" style:font-weight-complex="bold"/>
    </style:style>
    <style:style style:name="P41" style:family="paragraph" style:parent-style-name="Contents_20_2">
      <style:paragraph-properties>
        <style:tab-stops>
          <style:tab-stop style:position="5.9256in" style:type="right" style:leader-style="dotted" style:leader-text="."/>
        </style:tab-stops>
      </style:paragraph-properties>
      <style:text-properties officeooo:paragraph-rsid="002ece4d"/>
    </style:style>
    <style:style style:name="P42" style:family="paragraph" style:parent-style-name="Text_20_body">
      <style:text-properties style:use-window-font-color="true" style:font-name="Arial2" fo:font-size="12pt" fo:language="de" fo:country="DE" fo:font-weight="bold" officeooo:rsid="000edd15" officeooo:paragraph-rsid="000edd15"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43" style:family="paragraph" style:parent-style-name="Text_20_body">
      <style:text-properties style:use-window-font-color="true" style:font-name="Arial2" fo:font-size="12pt" fo:language="de" fo:country="DE" fo:font-weight="bold" officeooo:rsid="000edd15" officeooo:paragraph-rsid="00116e55"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44" style:family="paragraph" style:parent-style-name="Text_20_body">
      <style:text-properties style:use-window-font-color="true" style:font-name="Arial2" fo:font-size="12pt" fo:language="de" fo:country="DE" fo:font-weight="bold" officeooo:rsid="000edd15" officeooo:paragraph-rsid="00131ab8" style:letter-kerning="true" style:font-name-asian="Times New Roman" style:font-size-asian="13pt" style:font-weight-asian="bold" style:font-name-complex="Arial" style:font-size-complex="14pt" style:language-complex="ar" style:country-complex="SA" style:font-style-complex="italic" style:font-weight-complex="bold"/>
    </style:style>
    <style:style style:name="P45" style:family="paragraph" style:parent-style-name="Text_20_body">
      <style:text-properties style:use-window-font-color="true" style:font-name="Arial2" fo:font-size="12pt" fo:language="de" fo:country="DE" fo:font-style="italic" fo:font-weight="bold" officeooo:rsid="001d6769" officeooo:paragraph-rsid="0023a32c" style:letter-kerning="true" style:font-name-asian="Times New Roman" style:font-size-asian="13pt" style:font-style-asian="italic" style:font-weight-asian="bold" style:font-name-complex="Arial" style:font-size-complex="14pt" style:language-complex="ar" style:country-complex="SA" style:font-style-complex="italic" style:font-weight-complex="bold"/>
    </style:style>
    <style:style style:name="P46" style:family="paragraph" style:parent-style-name="Text_20_body">
      <style:text-properties style:use-window-font-color="true" style:text-line-through-style="none" style:text-line-through-type="none" style:font-name="Times New Roman1" fo:font-size="12pt" fo:language="de" fo:country="DE" fo:font-style="normal" style:text-underline-style="none" fo:font-weight="normal" officeooo:rsid="001db6d2" officeooo:paragraph-rsid="0023a32c" style:letter-kerning="true" style:text-blinking="false"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P47" style:family="paragraph" style:parent-style-name="Text_20_body">
      <style:text-properties style:use-window-font-color="true" style:text-line-through-style="none" style:text-line-through-type="none" style:font-name="Times New Roman1" fo:font-size="12pt" fo:language="de" fo:country="DE" fo:font-style="normal" style:text-underline-style="none" fo:font-weight="normal" officeooo:rsid="001db6d2" officeooo:paragraph-rsid="003d5b4c" style:letter-kerning="true" style:text-blinking="false"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P48" style:family="paragraph" style:parent-style-name="Text_20_body">
      <style:paragraph-properties fo:line-height="100%"/>
      <style:text-properties style:use-window-font-color="true" style:text-line-through-style="none" style:text-line-through-type="none" style:font-name="Times New Roman1" fo:font-size="12pt" fo:language="de" fo:country="DE" fo:font-style="normal" style:text-underline-style="none" fo:font-weight="bold" officeooo:rsid="001db6d2" officeooo:paragraph-rsid="0042b808" style:letter-kerning="true" style:text-blinking="false"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P49" style:family="paragraph" style:parent-style-name="Text_20_body">
      <style:text-properties officeooo:paragraph-rsid="00306f68"/>
    </style:style>
    <style:style style:name="P50" style:family="paragraph" style:parent-style-name="Text_20_body">
      <style:text-properties officeooo:paragraph-rsid="0036507c"/>
    </style:style>
    <style:style style:name="P51" style:family="paragraph" style:parent-style-name="Text_20_body">
      <style:text-properties officeooo:rsid="00131ab8" officeooo:paragraph-rsid="0036507c"/>
    </style:style>
    <style:style style:name="P52" style:family="paragraph" style:parent-style-name="Text_20_body">
      <style:text-properties officeooo:paragraph-rsid="0037385f"/>
    </style:style>
    <style:style style:name="P53" style:family="paragraph" style:parent-style-name="Text_20_body">
      <style:text-properties fo:language="de" fo:country="DE" officeooo:paragraph-rsid="00382142" style:language-complex="ar" style:country-complex="SA"/>
    </style:style>
    <style:style style:name="P54" style:family="paragraph" style:parent-style-name="Text_20_body">
      <style:text-properties officeooo:paragraph-rsid="00382142"/>
    </style:style>
    <style:style style:name="P55" style:family="paragraph" style:parent-style-name="Text_20_body">
      <style:text-properties officeooo:paragraph-rsid="0038ee55"/>
    </style:style>
    <style:style style:name="P56" style:family="paragraph" style:parent-style-name="Text_20_body">
      <style:text-properties officeooo:rsid="001ad7fd" officeooo:paragraph-rsid="0039018d"/>
    </style:style>
    <style:style style:name="P57" style:family="paragraph" style:parent-style-name="Text_20_body">
      <style:text-properties officeooo:paragraph-rsid="003bedef"/>
    </style:style>
    <style:style style:name="P58" style:family="paragraph" style:parent-style-name="Text_20_body">
      <style:text-properties officeooo:paragraph-rsid="0023a32c"/>
    </style:style>
    <style:style style:name="P59" style:family="paragraph" style:parent-style-name="Text_20_body">
      <style:text-properties officeooo:rsid="003d5b4c" officeooo:paragraph-rsid="003d5b4c"/>
    </style:style>
    <style:style style:name="P60" style:family="paragraph" style:parent-style-name="Text_20_body">
      <style:paragraph-properties fo:line-height="100%"/>
      <style:text-properties officeooo:paragraph-rsid="003f5695"/>
    </style:style>
    <style:style style:name="P61" style:family="paragraph" style:parent-style-name="Text_20_body">
      <style:paragraph-properties fo:line-height="100%"/>
      <style:text-properties officeooo:paragraph-rsid="0041549e"/>
    </style:style>
    <style:style style:name="P62" style:family="paragraph" style:parent-style-name="Text_20_body">
      <style:paragraph-properties fo:line-height="100%"/>
      <style:text-properties officeooo:paragraph-rsid="0042b808"/>
    </style:style>
    <style:style style:name="P63" style:family="paragraph" style:parent-style-name="Text_20_body">
      <style:text-properties fo:font-weight="normal" officeooo:paragraph-rsid="003f21cc" style:font-weight-asian="normal" style:font-weight-complex="normal"/>
    </style:style>
    <style:style style:name="P64" style:family="paragraph" style:parent-style-name="Quotations">
      <style:text-properties style:use-window-font-color="true" style:font-name="Times New Roman1" fo:font-size="10pt" fo:language="de" fo:country="DE" fo:font-style="italic" fo:font-weight="normal" officeooo:paragraph-rsid="001fcc7e" style:letter-kerning="true" style:font-name-asian="Times New Roman" style:font-size-asian="10pt" style:font-style-asian="italic" style:font-name-complex="Lucidasans1" style:font-size-complex="10pt" style:language-complex="ar" style:country-complex="SA" style:font-style-complex="italic"/>
    </style:style>
    <style:style style:name="P65" style:family="paragraph" style:parent-style-name="Quotations">
      <style:text-properties style:use-window-font-color="true" style:font-name="Times New Roman1" fo:font-size="12pt" fo:language="de" fo:country="DE" fo:font-style="normal" fo:font-weight="normal" officeooo:rsid="001db6d2" officeooo:paragraph-rsid="001fcc7e" style:letter-kerning="true" style:font-name-asian="Times New Roman" style:font-size-asian="12pt" style:font-style-asian="normal" style:font-name-complex="Times New Roman" style:font-size-complex="12pt" style:language-complex="ar" style:country-complex="SA" style:font-style-complex="normal"/>
    </style:style>
    <style:style style:name="P66" style:family="paragraph" style:parent-style-name="Deckblatt_3a__20_Standard">
      <style:paragraph-properties fo:line-height="150%" fo:text-align="center" style:justify-single-word="false"/>
      <style:text-properties fo:text-transform="uppercase" style:font-name="Arial" fo:font-size="16pt" fo:background-color="transparent" style:font-size-asian="16pt" style:font-size-complex="16pt"/>
    </style:style>
    <style:style style:name="P67" style:family="paragraph" style:parent-style-name="Caption">
      <style:text-properties style:use-window-font-color="true" style:font-name="Times New Roman1" fo:font-size="12pt" fo:language="de" fo:country="DE" fo:font-weight="normal" officeooo:rsid="001ad7fd" style:letter-kerning="true" style:font-name-asian="Times New Roman" style:font-size-asian="12pt" style:font-name-complex="Times New Roman" style:font-size-complex="12pt" style:language-complex="ar" style:country-complex="SA"/>
    </style:style>
    <style:style style:name="P68" style:family="paragraph" style:parent-style-name="Caption">
      <style:text-properties style:use-window-font-color="true" style:text-line-through-style="none" style:text-line-through-type="none" style:font-name="Times New Roman1" fo:font-size="12pt" fo:language="de" fo:country="DE" fo:font-style="normal" style:text-underline-style="none" fo:font-weight="normal" officeooo:rsid="001db6d2" officeooo:paragraph-rsid="003d5b4c" style:letter-kerning="true" style:text-blinking="false"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P69" style:family="paragraph" style:parent-style-name="Caption">
      <style:paragraph-properties fo:line-height="100%"/>
      <style:text-properties style:use-window-font-color="true" style:text-line-through-style="none" style:text-line-through-type="none" style:font-name="Times New Roman1" fo:font-size="12pt" fo:language="de" fo:country="DE" fo:font-style="normal" style:text-underline-style="none" fo:font-weight="bold" officeooo:rsid="001db6d2" officeooo:paragraph-rsid="0042b808" style:letter-kerning="true" style:text-blinking="false"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P70" style:family="paragraph" style:parent-style-name="Standard">
      <style:paragraph-properties fo:line-height="100%"/>
      <style:text-properties style:use-window-font-color="true" style:text-line-through-style="none" style:text-line-through-type="none" style:font-name="Times New Roman1" fo:font-size="12pt" fo:language="de" fo:country="DE" fo:font-style="normal" style:text-underline-style="none" fo:font-weight="normal" officeooo:rsid="001db6d2" officeooo:paragraph-rsid="0042b808" style:letter-kerning="true" style:text-blinking="false" fo:background-color="transparent" style:font-name-asian="Times New Roman" style:font-size-asian="12pt" style:font-style-asian="normal" style:font-weight-asian="normal" style:font-name-complex="Times New Roman" style:font-size-complex="12pt" style:language-complex="ar" style:country-complex="SA" style:font-style-complex="normal" style:font-weight-complex="normal" loext:padding="0in" loext:border="none"/>
    </style:style>
    <style:style style:name="P71" style:family="paragraph" style:parent-style-name="Standard">
      <style:paragraph-properties fo:line-height="100%"/>
      <style:text-properties style:use-window-font-color="true" style:text-line-through-style="none" style:text-line-through-type="none" style:font-name="Times New Roman1" fo:font-size="12pt" fo:language="de" fo:country="DE" fo:font-style="normal" style:text-underline-style="none" fo:font-weight="normal" officeooo:rsid="0042b808" officeooo:paragraph-rsid="0042b808" style:letter-kerning="true" style:text-blinking="false" fo:background-color="transparent" style:font-name-asian="Times New Roman" style:font-size-asian="12pt" style:font-style-asian="normal" style:font-weight-asian="normal" style:font-name-complex="Times New Roman" style:font-size-complex="12pt" style:language-complex="ar" style:country-complex="SA" style:font-style-complex="normal" style:font-weight-complex="normal" loext:padding="0in" loext:border="none"/>
    </style:style>
    <style:style style:name="P72" style:family="paragraph" style:parent-style-name="Heading_20_1">
      <style:text-properties officeooo:rsid="0007dea0" officeooo:paragraph-rsid="0007dea0"/>
    </style:style>
    <style:style style:name="P73" style:family="paragraph" style:parent-style-name="Heading_20_1" style:master-page-name="Textseiten">
      <style:paragraph-properties style:page-number="1"/>
    </style:style>
    <style:style style:name="P74" style:family="paragraph" style:parent-style-name="Heading_20_2">
      <style:text-properties officeooo:rsid="0007dea0" officeooo:paragraph-rsid="0007dea0"/>
    </style:style>
    <style:style style:name="P75" style:family="paragraph" style:parent-style-name="Text_20_body">
      <style:text-properties officeooo:rsid="00116e55" officeooo:paragraph-rsid="0036507c"/>
    </style:style>
    <style:style style:name="P76" style:family="paragraph" style:parent-style-name="Text_20_body">
      <style:text-properties style:use-window-font-color="true" style:text-line-through-style="none" style:text-line-through-type="none" style:font-name="Times New Roman1" fo:font-size="12pt" fo:language="de" fo:country="DE" fo:font-style="normal" style:text-underline-style="none" fo:font-weight="normal" officeooo:rsid="003d5b4c" officeooo:paragraph-rsid="0023a32c" style:letter-kerning="true" style:text-blinking="false"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P77" style:family="paragraph" style:parent-style-name="Contents_20_Heading" style:master-page-name="Verzeichnisse">
      <style:paragraph-properties style:page-number="auto"/>
    </style:style>
    <style:style style:name="P78"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4490e4"/>
    </style:style>
    <style:style style:name="T3" style:family="text">
      <style:text-properties officeooo:rsid="00051c07"/>
    </style:style>
    <style:style style:name="T4" style:family="text">
      <style:text-properties officeooo:rsid="0006ee84"/>
    </style:style>
    <style:style style:name="T5" style:family="text">
      <style:text-properties officeooo:rsid="0007dea0"/>
    </style:style>
    <style:style style:name="T6" style:family="text">
      <style:text-properties officeooo:rsid="000cdc92"/>
    </style:style>
    <style:style style:name="T7" style:family="text">
      <style:text-properties officeooo:rsid="000ebaf2"/>
    </style:style>
    <style:style style:name="T8" style:family="text">
      <style:text-properties officeooo:rsid="000edd15"/>
    </style:style>
    <style:style style:name="T9" style:family="text">
      <style:text-properties officeooo:rsid="00116e55"/>
    </style:style>
    <style:style style:name="T10" style:family="text">
      <style:text-properties officeooo:rsid="00179f65"/>
    </style:style>
    <style:style style:name="T11" style:family="text">
      <style:text-properties officeooo:rsid="00193562"/>
    </style:style>
    <style:style style:name="T12" style:family="text">
      <style:text-properties officeooo:rsid="001bf982"/>
    </style:style>
    <style:style style:name="T13" style:family="text">
      <style:text-properties officeooo:rsid="001d6769"/>
    </style:style>
    <style:style style:name="T14" style:family="text">
      <style:text-properties officeooo:rsid="001db6d2"/>
    </style:style>
    <style:style style:name="T15" style:family="text">
      <style:text-properties officeooo:rsid="001df1aa"/>
    </style:style>
    <style:style style:name="T16" style:family="text">
      <style:text-properties style:text-line-through-style="none" style:text-line-through-type="none" style:text-underline-style="none" style:text-blinking="false" fo:background-color="transparent" loext:char-shading-value="0" loext:padding="0in" loext:border="none"/>
    </style:style>
    <style:style style:name="T17" style:family="text">
      <style:text-properties style:text-line-through-style="none" style:text-line-through-type="none" fo:font-style="normal" style:text-underline-style="none" style:text-blinking="false" fo:background-color="transparent" loext:char-shading-value="0" style:font-style-asian="normal" style:font-style-complex="normal" loext:padding="0in" loext:border="none"/>
    </style:style>
    <style:style style:name="T18" style:family="text">
      <style:text-properties style:text-line-through-style="none" style:text-line-through-type="none" fo:font-style="normal" style:text-underline-style="none" officeooo:rsid="0022891f" style:text-blinking="false" fo:background-color="transparent" loext:char-shading-value="0" style:font-style-asian="normal" style:font-style-complex="normal" loext:padding="0in" loext:border="none"/>
    </style:style>
    <style:style style:name="T19" style:family="text">
      <style:text-properties style:use-window-font-color="true" style:font-name="Times New Roman2" fo:font-size="12pt" fo:language="en" fo:country="US" fo:font-weight="normal" officeooo:rsid="003f21cc" style:letter-kerning="true"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2" fo:font-size="12pt" fo:language="en" fo:country="US" fo:font-weight="normal" officeooo:rsid="003f21cc" style:letter-kerning="true" style:font-name-asian="Times New Roman" style:font-size-asian="12pt" style:font-weight-asian="normal" style:font-name-complex="Times New Roman" style:font-size-complex="12pt" style:language-complex="ar" style:country-complex="SA" style:font-weight-complex="normal"/>
    </style:style>
    <style:style style:name="T21" style:family="text">
      <style:text-properties style:use-window-font-color="true" style:font-name="Times New Roman2" fo:font-size="12pt" fo:language="en" fo:country="US" fo:font-weight="bold" officeooo:rsid="003f21cc" style:letter-kerning="true"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2" fo:font-size="12pt" fo:language="en" fo:country="US" fo:font-weight="bold" officeooo:rsid="003f5695" style:letter-kerning="true" style:font-name-asian="Times New Roman" style:font-size-asian="12pt" style:font-weight-asian="bold" style:font-name-complex="Times New Roman" style:font-size-complex="12pt" style:language-complex="ar" style:country-complex="SA" style:font-weight-complex="bold"/>
    </style:style>
    <style:style style:name="T23" style:family="text">
      <style:text-properties style:use-window-font-color="true" style:font-name="Times New Roman2" fo:font-size="12pt" fo:language="de" fo:country="DE" fo:font-weight="normal" officeooo:rsid="003f5695" style:letter-kerning="true"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2" fo:font-size="12pt" fo:language="de" fo:country="DE" fo:font-weight="bold" officeooo:rsid="003f5695" style:letter-kerning="true" style:font-name-asian="Times New Roman" style:font-size-asian="12pt" style:font-weight-asian="bold" style:font-name-complex="Times New Roman" style:font-size-complex="12pt" style:language-complex="ar" style:country-complex="SA" style:font-weight-complex="bold"/>
    </style:style>
    <style:style style:name="T25" style:family="text">
      <style:text-properties style:use-window-font-color="true" style:font-name="Times New Roman1" fo:font-size="12pt" fo:language="de" fo:country="DE" fo:font-style="normal" fo:font-weight="normal" style:letter-kerning="true"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style:font-name="Times New Roman1" fo:font-size="12pt" fo:language="de" fo:country="DE" fo:font-style="normal" fo:font-weight="normal" officeooo:rsid="0039018d" style:letter-kerning="true"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text-line-through-style="none" style:text-line-through-type="none" style:font-name="Times New Roman1" fo:font-size="12pt" fo:language="de" fo:country="DE" fo:font-style="normal" style:text-underline-style="none" fo:font-weight="normal" officeooo:rsid="001db6d2" style:letter-kerning="true" style:text-blinking="false"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T28" style:family="text">
      <style:text-properties style:use-window-font-color="true" style:text-line-through-style="none" style:text-line-through-type="none" style:font-name="Times New Roman1" fo:font-size="12pt" fo:language="de" fo:country="DE" fo:font-style="normal" style:text-underline-style="none" fo:font-weight="normal" officeooo:rsid="0025618e" style:letter-kerning="true" style:text-blinking="false"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T29" style:family="text">
      <style:text-properties style:use-window-font-color="true" style:text-line-through-style="none" style:text-line-through-type="none" style:font-name="Times New Roman1" fo:font-size="12pt" fo:language="de" fo:country="DE" fo:font-style="normal" style:text-underline-style="none" fo:font-weight="normal" officeooo:rsid="003bedef" style:letter-kerning="true" style:text-blinking="false"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T30" style:family="text">
      <style:text-properties style:use-window-font-color="true" style:text-line-through-style="none" style:text-line-through-type="none" style:font-name="Times New Roman1" fo:font-size="12pt" fo:language="de" fo:country="DE" fo:font-style="normal" style:text-underline-style="none" fo:font-weight="normal" officeooo:rsid="0025cc3a" style:letter-kerning="true" style:text-blinking="false"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T31" style:family="text">
      <style:text-properties style:use-window-font-color="true" style:text-line-through-style="none" style:text-line-through-type="none" style:font-name="Times New Roman1" fo:font-size="12pt" fo:language="de" fo:country="DE" fo:font-style="normal" style:text-underline-style="none" fo:font-weight="normal" officeooo:rsid="003d5b4c" style:letter-kerning="true" style:text-blinking="false"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T32" style:family="text">
      <style:text-properties style:use-window-font-color="true" style:text-line-through-style="none" style:text-line-through-type="none" style:font-name="Times New Roman1" fo:font-size="12pt" fo:language="de" fo:country="DE" fo:font-style="normal" style:text-underline-style="none" fo:font-weight="normal" style:letter-kerning="true" style:text-blinking="false"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T33" style:family="text">
      <style:text-properties style:use-window-font-color="true" style:text-line-through-style="none" style:text-line-through-type="none" style:font-name="Times New Roman1" fo:font-size="12pt" fo:language="de" fo:country="DE" fo:font-style="normal" style:text-underline-style="none" fo:font-weight="normal" officeooo:rsid="0042b808" style:letter-kerning="true" style:text-blinking="false" fo:background-color="transparent" loext:char-shading-value="0" style:font-name-asian="Times New Roman" style:font-size-asian="12pt" style:font-style-asian="normal" style:font-weight-asian="normal" style:font-name-complex="Times New Roman" style:font-size-complex="12pt" style:language-complex="ar" style:country-complex="SA" style:font-style-complex="normal" style:font-weight-complex="normal" loext:padding="0in" loext:border="none"/>
    </style:style>
    <style:style style:name="T34" style:family="text">
      <style:text-properties style:use-window-font-color="true" style:text-line-through-style="none" style:text-line-through-type="none" style:font-name="Times New Roman1" fo:font-size="12pt" fo:language="de" fo:country="DE" fo:font-style="normal" style:text-underline-style="none" fo:font-weight="bold" officeooo:rsid="003d5b4c" style:letter-kerning="true" style:text-blinking="false"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T35" style:family="text">
      <style:text-properties style:use-window-font-color="true" style:text-line-through-style="none" style:text-line-through-type="none" style:font-name="Times New Roman1" fo:font-size="12pt" fo:language="de" fo:country="DE" fo:font-style="normal" style:text-underline-style="none" fo:font-weight="bold" officeooo:rsid="0042b808" style:letter-kerning="true" style:text-blinking="false" fo:background-color="transparent" loext:char-shading-value="0" style:font-name-asian="Times New Roman" style:font-size-asian="12pt" style:font-style-asian="normal" style:font-weight-asian="bold" style:font-name-complex="Times New Roman" style:font-size-complex="12pt" style:language-complex="ar" style:country-complex="SA" style:font-style-complex="normal" style:font-weight-complex="bold" loext:padding="0in" loext:border="none"/>
    </style:style>
    <style:style style:name="T36" style:family="text">
      <style:text-properties officeooo:rsid="00274cf9"/>
    </style:style>
    <style:style style:name="T37" style:family="text">
      <style:text-properties officeooo:rsid="002818b4"/>
    </style:style>
    <style:style style:name="T38" style:family="text">
      <style:text-properties officeooo:rsid="002a1ac3"/>
    </style:style>
    <style:style style:name="T39" style:family="text">
      <style:text-properties fo:font-variant="small-caps" style:use-window-font-color="true" style:font-name="Times New Roman2" fo:font-size="11pt" fo:language="de" fo:country="DE" style:text-underline-style="none" fo:font-weight="normal" style:letter-kerning="true" style:font-name-asian="Times New Roman" style:font-size-asian="10pt" style:font-name-complex="Times New Roman" style:font-size-complex="10pt" style:language-complex="ar" style:country-complex="SA"/>
    </style:style>
    <style:style style:name="T40" style:family="text">
      <style:text-properties fo:font-variant="small-caps" style:use-window-font-color="true" style:font-name="Times New Roman2" fo:font-size="11pt" fo:language="de" fo:country="DE" style:text-underline-style="none" fo:font-weight="normal" officeooo:rsid="002a1ac3" style:letter-kerning="true" style:font-name-asian="Times New Roman" style:font-size-asian="10pt" style:font-name-complex="Times New Roman" style:font-size-complex="10pt" style:language-complex="ar" style:country-complex="SA"/>
    </style:style>
    <style:style style:name="T41" style:family="text">
      <style:text-properties fo:font-variant="small-caps" style:use-window-font-color="true" style:font-name="Times New Roman2" fo:font-size="11pt" fo:language="de" fo:country="DE" style:text-underline-style="none" fo:font-weight="normal" officeooo:rsid="002ece4d" style:letter-kerning="true" style:font-name-asian="Times New Roman" style:font-size-asian="10pt" style:font-name-complex="Times New Roman" style:font-size-complex="10pt" style:language-complex="ar" style:country-complex="SA"/>
    </style:style>
    <style:style style:name="T42" style:family="text">
      <style:text-properties officeooo:rsid="002b7600"/>
    </style:style>
    <style:style style:name="T43" style:family="text">
      <style:text-properties officeooo:rsid="002d19e8"/>
    </style:style>
    <style:style style:name="T44" style:family="text">
      <style:text-properties officeooo:rsid="002ece4d"/>
    </style:style>
    <style:style style:name="T45" style:family="text">
      <style:text-properties officeooo:rsid="00306f68"/>
    </style:style>
    <style:style style:name="T46" style:family="text">
      <style:text-properties officeooo:rsid="0033472c"/>
    </style:style>
    <style:style style:name="T47" style:family="text">
      <style:text-properties officeooo:rsid="0035077a"/>
    </style:style>
    <style:style style:name="T48" style:family="text">
      <style:text-properties officeooo:rsid="0037385f"/>
    </style:style>
    <style:style style:name="T49" style:family="text">
      <style:text-properties officeooo:rsid="00382142"/>
    </style:style>
    <style:style style:name="T50" style:family="text">
      <style:text-properties fo:language="de" fo:country="DE" style:language-complex="ar" style:country-complex="SA"/>
    </style:style>
    <style:style style:name="T51" style:family="text">
      <style:text-properties fo:language="de" fo:country="DE" officeooo:rsid="00382142" style:language-complex="ar" style:country-complex="SA"/>
    </style:style>
    <style:style style:name="T52" style:family="text">
      <style:text-properties fo:language="de" fo:country="DE" officeooo:rsid="0038ee55" style:language-complex="ar" style:country-complex="SA"/>
    </style:style>
    <style:style style:name="T53" style:family="text">
      <style:text-properties fo:language="de" fo:country="DE" officeooo:rsid="0039018d" style:language-complex="ar" style:country-complex="SA"/>
    </style:style>
    <style:style style:name="T54" style:family="text">
      <style:text-properties officeooo:rsid="003ae9b4"/>
    </style:style>
    <style:style style:name="T55" style:family="text">
      <style:text-properties fo:font-style="normal" style:font-style-asian="normal" style:font-style-complex="normal"/>
    </style:style>
    <style:style style:name="T56" style:family="text">
      <style:text-properties fo:font-style="normal" officeooo:rsid="003d5b4c" style:font-style-asian="normal" style:font-style-complex="normal"/>
    </style:style>
    <style:style style:name="T57" style:family="text">
      <style:text-properties fo:font-style="normal" officeooo:rsid="0042b808"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42b808" style:font-style-asian="normal" style:font-weight-asian="normal" style:font-style-complex="normal" style:font-weight-complex="normal"/>
    </style:style>
    <style:style style:name="T60" style:family="text">
      <style:text-properties officeooo:rsid="003bedef"/>
    </style:style>
    <style:style style:name="T61" style:family="text">
      <style:text-properties officeooo:rsid="003d5b4c"/>
    </style:style>
    <style:style style:name="T62" style:family="text">
      <style:text-properties fo:font-weight="bold" style:font-weight-asian="bold" style:font-weight-complex="bold"/>
    </style:style>
    <style:style style:name="T63" style:family="text">
      <style:text-properties fo:font-weight="bold" officeooo:rsid="003f21cc" style:font-weight-asian="bold" style:font-weight-complex="bold"/>
    </style:style>
    <style:style style:name="T64" style:family="text">
      <style:text-properties fo:font-weight="bold" officeooo:rsid="001db6d2" style:font-weight-asian="bold" style:font-weight-complex="bold"/>
    </style:style>
    <style:style style:name="T65" style:family="text">
      <style:text-properties fo:font-weight="bold" officeooo:rsid="0042b808" style:font-weight-asian="bold" style:font-weight-complex="bold"/>
    </style:style>
    <style:style style:name="T66" style:family="text">
      <style:text-properties fo:font-weight="normal" style:font-weight-asian="normal" style:font-weight-complex="normal"/>
    </style:style>
    <style:style style:name="T67" style:family="text">
      <style:text-properties fo:font-weight="normal" officeooo:rsid="003f21cc" style:font-weight-asian="normal" style:font-weight-complex="normal"/>
    </style:style>
    <style:style style:name="T68" style:family="text">
      <style:text-properties fo:font-weight="normal" officeooo:rsid="0042b808" style:font-weight-asian="normal" style:font-weight-complex="normal"/>
    </style:style>
    <style:style style:name="T69" style:family="text">
      <style:text-properties officeooo:rsid="0041549e"/>
    </style:style>
    <style:style style:name="T70" style:family="text">
      <style:text-properties officeooo:rsid="0042b80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ndrej Tica" text:name="NameStud"/>
        <text:user-field-decl office:value-type="string" office:string-value="Ort" text:name="Ort"/>
        <text:user-field-decl office:value-type="string" office:string-value="Datum des Abgabetermins" text:name="DatumAbgabe"/>
      </text:user-field-decls>
      <text:p text:style-name="P78"/>
      <text:p text:style-name="P66"/>
      <text:p text:style-name="P66"/>
      <text:p text:style-name="P66"/>
      <text:p text:style-name="P66"/>
      <text:p text:style-name="P66"/>
      <text:p text:style-name="P66"/>
      <text:p text:style-name="P66"><text:text-input text:description="Name der Universität">HTL Salzburg
</text:text-input></text:p>
      <text:p text:style-name="P21"><text:text-input text:description="Name der Fakultät">Elektronik/Informatik
</text:text-input></text:p>
      <text:p text:style-name="P24"><text:text-input text:description="Art der Arbeit">Mini-Diplomarbeit</text:text-input></text:p>
      <text:p text:style-name="P24"/>
      <text:p text:style-name="P25"><text:text-input text:description="Titel der Arbeit">Freier Wille gegen Determinismus</text:text-input></text:p>
      <text:p text:style-name="P22"><text:s/></text:p>
      <text:p text:style-name="P26">Andrej Tica, 4AHEL</text:p>
      <text:p text:style-name="P37"/>
      <text:p text:style-name="P14">5.1.2020</text:p>
      <text:p text:style-name="P37"/>
      <text:p text:style-name="P37"/>
      <text:p text:style-name="P36"/>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77">Inhalt</text:p>
          </text:index-title>
          <text:p text:style-name="P38"><text:a xlink:type="simple" xlink:href="#__RefHeading__538_729210063" text:style-name="Internetlink-ohne-Auszeichnung" text:visited-style-name="Internetlink-ohne-Auszeichnung">1 <text:s text:c="2"/>Einleitung <text:tab/>1</text:a></text:p>
          <text:p text:style-name="P38"><text:a xlink:type="simple" xlink:href="#__RefHeading__540_729210063" text:style-name="Internetlink-ohne-Auszeichnung" text:visited-style-name="Internetlink-ohne-Auszeichnung">2 <text:s text:c="2"/></text:a><text:a xlink:type="simple" xlink:href="#__RefHeading__540_729210063" text:style-name="Internetlink-ohne-Auszeichnung" text:visited-style-name="Internetlink-ohne-Auszeichnung"><text:span text:style-name="T38">FREIER Wille</text:span></text:a><text:a xlink:type="simple" xlink:href="#__RefHeading__540_729210063" text:style-name="Internetlink-ohne-Auszeichnung" text:visited-style-name="Internetlink-ohne-Auszeichnung"><text:tab/></text:a><text:span text:style-name="T44">1</text:span></text:p>
          <text:p text:style-name="P41"><text:a xlink:type="simple" xlink:href="#__RefHeading__542_729210063" text:style-name="Internetlink-ohne-Auszeichnung" text:visited-style-name="Internetlink-ohne-Auszeichnung"><text:span text:style-name="T40">2.1 <text:s/>Definition<text:tab/></text:span></text:a><text:span text:style-name="T41">1</text:span></text:p>
          <text:p text:style-name="P15"><text:span text:style-name="T40"><text:s text:c="3"/></text:span><text:a xlink:type="simple" xlink:href="#__RefHeading__544_729210063" text:style-name="Internetlink-ohne-Auszeichnung" text:visited-style-name="Internetlink-ohne-Auszeichnung"><text:span text:style-name="T40">2.2 <text:s/>Moralische Verantwortung<text:tab/></text:span></text:a><text:span text:style-name="T41">1</text:span></text:p>
          <text:p text:style-name="P38"><text:a xlink:type="simple" xlink:href="#__RefHeading__548_729210063" text:style-name="Internetlink-ohne-Auszeichnung" text:visited-style-name="Internetlink-ohne-Auszeichnung">3 <text:s text:c="2"/></text:a><text:a xlink:type="simple" xlink:href="#__RefHeading__548_729210063" text:style-name="Internetlink-ohne-Auszeichnung" text:visited-style-name="Internetlink-ohne-Auszeichnung"><text:span text:style-name="T38">determinismus</text:span></text:a><text:a xlink:type="simple" xlink:href="#__RefHeading__548_729210063" text:style-name="Internetlink-ohne-Auszeichnung" text:visited-style-name="Internetlink-ohne-Auszeichnung"><text:tab/></text:a><text:span text:style-name="T44">2</text:span></text:p>
          <text:p text:style-name="P39">3<text:a xlink:type="simple" xlink:href="#__RefHeading__542_729210063" text:style-name="Internetlink-ohne-Auszeichnung" text:visited-style-name="Internetlink-ohne-Auszeichnung">.1 <text:s/>Definition<text:tab/>2</text:a></text:p>
          <text:p text:style-name="P32"><text:s text:c="3"/><text:span text:style-name="T39">3.2</text:span><text:a xlink:type="simple" xlink:href="#__RefHeading__542_729210063" text:style-name="Internetlink-ohne-Auszeichnung" text:visited-style-name="Internetlink-ohne-Auszeichnung"><text:span text:style-name="T39"> <text:s/>Kompatibilismus<text:tab/>2</text:span></text:a></text:p>
          <text:p text:style-name="P33"><text:s text:c="3"/>3.3 <text:s/>Inkompatibilismus………………………………………………………………..……….<text:span text:style-name="T44">2</text:span></text:p>
          <text:p text:style-name="P33"><text:s text:c="3"/>3.4 Fatalismus…………………………………………………………………………….….<text:span text:style-name="T44">2</text:span></text:p>
          <text:p text:style-name="P38"><text:a xlink:type="simple" xlink:href="#__RefHeading__550_729210063" text:style-name="Internetlink-ohne-Auszeichnung" text:visited-style-name="Internetlink-ohne-Auszeichnung">4 <text:s text:c="2"/></text:a><text:a xlink:type="simple" xlink:href="#__RefHeading__550_729210063" text:style-name="Internetlink-ohne-Auszeichnung" text:visited-style-name="Internetlink-ohne-Auszeichnung"><text:span text:style-name="T38">DETERMINISMUS</text:span></text:a><text:a xlink:type="simple" xlink:href="#__RefHeading__550_729210063" text:style-name="Internetlink-ohne-Auszeichnung" text:visited-style-name="Internetlink-ohne-Auszeichnung"><text:tab/></text:a><text:span text:style-name="T44">4</text:span></text:p>
          <text:p text:style-name="P39"><text:span text:style-name="T42">4</text:span><text:a xlink:type="simple" xlink:href="#__RefHeading__542_729210063" text:style-name="Internetlink-ohne-Auszeichnung" text:visited-style-name="Internetlink-ohne-Auszeichnung">.1 <text:s/>Philosophische Sicht<text:tab/></text:a><text:span text:style-name="T44">4</text:span></text:p>
          <text:p text:style-name="P39"><text:span text:style-name="T42">4</text:span><text:a xlink:type="simple" xlink:href="#__RefHeading__542_729210063" text:style-name="Internetlink-ohne-Auszeichnung" text:visited-style-name="Internetlink-ohne-Auszeichnung">.</text:a><text:a xlink:type="simple" xlink:href="#__RefHeading__542_729210063" text:style-name="Internetlink-ohne-Auszeichnung" text:visited-style-name="Internetlink-ohne-Auszeichnung"><text:span text:style-name="T42">2</text:span></text:a><text:a xlink:type="simple" xlink:href="#__RefHeading__542_729210063" text:style-name="Internetlink-ohne-Auszeichnung" text:visited-style-name="Internetlink-ohne-Auszeichnung"> <text:s/>Wissenschaftliche Sicht<text:tab/></text:a><text:span text:style-name="T44">5</text:span></text:p>
          <text:p text:style-name="P39"><text:span text:style-name="T42">4</text:span><text:a xlink:type="simple" xlink:href="#__RefHeading__542_729210063" text:style-name="Internetlink-ohne-Auszeichnung" text:visited-style-name="Internetlink-ohne-Auszeichnung">.</text:a><text:a xlink:type="simple" xlink:href="#__RefHeading__542_729210063" text:style-name="Internetlink-ohne-Auszeichnung" text:visited-style-name="Internetlink-ohne-Auszeichnung"><text:span text:style-name="T42">3</text:span></text:a><text:a xlink:type="simple" xlink:href="#__RefHeading__542_729210063" text:style-name="Internetlink-ohne-Auszeichnung" text:visited-style-name="Internetlink-ohne-Auszeichnung"> <text:s/>Psychologische Sicht<text:tab/></text:a><text:span text:style-name="T44">5</text:span></text:p>
          <text:p text:style-name="P32"/>
          <text:p text:style-name="P34">5 <text:s/>Freie Wille…………………………………….…………….………………….</text:p>
          <text:p text:style-name="P39"><text:span text:style-name="T42">5</text:span><text:a xlink:type="simple" xlink:href="#__RefHeading__542_729210063" text:style-name="Internetlink-ohne-Auszeichnung" text:visited-style-name="Internetlink-ohne-Auszeichnung">.1 <text:s/>Philosophische Sicht<text:tab/></text:a></text:p>
          <text:p text:style-name="P39"><text:span text:style-name="T42">5.2</text:span><text:a xlink:type="simple" xlink:href="#__RefHeading__542_729210063" text:style-name="Internetlink-ohne-Auszeichnung" text:visited-style-name="Internetlink-ohne-Auszeichnung"> <text:s/>Wissenschaftliche Sicht (Quanten Physik)<text:tab/></text:a></text:p>
          <text:p text:style-name="P40"/>
          <text:p text:style-name="P38"><text:span text:style-name="T42">6</text:span><text:a xlink:type="simple" xlink:href="#__RefHeading__552_729210063" text:style-name="Internetlink-ohne-Auszeichnung" text:visited-style-name="Internetlink-ohne-Auszeichnung"> <text:s/>Literaturverzeichnis<text:tab/></text:a><text:span text:style-name="T44">5</text:span></text:p>
        </text:index-body>
      </text:table-of-content>
      <text:p text:style-name="P23"/>
      <text:p text:style-name="P27"/>
      <text:p text:style-name="P27"/>
      <text:p text:style-name="Standard"><text:s/></text:p>
      <text:h text:style-name="P73" text:outline-level="1"><text:bookmark-start text:name="__RefHeading__538_729210063"/>Einleitung<text:bookmark-end text:name="__RefHeading__538_729210063"/></text:h>
      <text:p text:style-name="P52">Die <text:span text:style-name="T45">Existenz</text:span> <text:span text:style-name="T45">eines</text:span> freien Willens ist eine der umstrittensten <text:span text:style-name="T45">Fragen in der Geschichte der Philosophie.</text:span> <text:span text:style-name="T48">Dies kann man schon in der Geschichte von Ödipus sehen, welche auf das Antike Griechenland zurückführt. (Wikipedia, 2020a)</text:span></text:p>
      <text:p text:style-name="P49"><text:span text:style-name="T45">Wir</text:span> erleben die Welt ähnlich wie andere Lebewesen. Wir suchen Nahrung, wir reproduzieren, und wir überleben. Wir machen aber auch viel mehr als essen, reproduzieren und überleben. Wir haben Karrieren, wir lernen, wir setzen und erreichen Ziele, und wir knüpfen Kontakte. Als vernünftige Wesen, verhalten <text:span text:style-name="T7">wir </text:span>uns anders als nicht-rationale Wesen, wie z.<text:span text:style-name="T3">B</text:span> Pflanzen und Bakterien. Wir glauben <text:span text:style-name="T3">unsere Vernunft gibt uns eine</text:span> gewisse Kontrolle über unsere<text:span text:style-name="T3">s</text:span> Verhalten. Wir haben das Gefühl, als ob <text:span text:style-name="T3">wir unseren </text:span>zukünftigen Pfaden <text:span text:style-name="T3">selbst</text:span> <text:span text:style-name="T3">wählen</text:span>, und das wir <text:span text:style-name="T4">selbst</text:span> Entscheidungen <text:span text:style-name="T4">treffen </text:span>über unser Handeln. <text:span text:style-name="T5">Mein Ziel in dieser Arbeit ist es, zu zeigen, dass dieses Konzept doch nicht so selbstverständlich ist.</text:span></text:p>
      <text:h text:style-name="P72" text:outline-level="1"><text:bookmark-start text:name="__RefHeading__540_729210063"/>Freier Wille<text:bookmark-end text:name="__RefHeading__540_729210063"/></text:h>
      <text:h text:style-name="P74" text:outline-level="2"><text:bookmark-start text:name="__RefHeading__542_729210063"/>Definition<text:bookmark-end text:name="__RefHeading__542_729210063"/></text:h>
      <text:p text:style-name="Text_20_body">Freier Wille ist die Fähigkeit, ungehindert zwischen verschiedenen Handlungsmö<text:span text:style-name="T46">g</text:span>lichkeiten zu wählen. (Wikipedia, 20<text:span text:style-name="T47">20b</text:span>)</text:p>
      <text:p text:style-name="Text_20_body"/>
      <text:p text:style-name="P5">2.2 Moralische Verantwortung</text:p>
      <text:p text:style-name="Text_20_body">Warum sollte es uns überhaupt etwas ausmachen, ob Menschen einen freien Willen haben oder nicht? Der wahrscheinlich beste Grund für die Fürsorge ist, dass der freie Wille in engem Zusammenhang mit der moralischen Verantwortung steht.</text:p>
      <text:p text:style-name="Text_20_body">Obwohl es verschiedene Darstellungen gibt, was genau moralische Verantwortung ist, ist man sich weitgehend einig, dass <text:span text:style-name="T46">sich </text:span>moralische Verantwortung von kausaler Verantwortung <text:span text:style-name="T46">unterscheidet</text:span>. Stellen Sie sich einen <text:s/>fallenden Ast vor, der auf einem Auto landet und dessen Fenster bricht. Während der <text:span text:style-name="T6">Ast</text:span> kausal für das zerbrochene Fenster verantwortlich ist, ist er moralisch nicht dafür verantwortlich, weil <text:span text:style-name="T6">Äste</text:span> keine moralischen <text:span text:style-name="T7">Wesen</text:span> sind. <text:span text:style-name="T6">Also ein Mensch, der </text:span>keinen freien Willen hat, <text:span text:style-name="T6">kann </text:span>moralisch nicht für <text:span text:style-name="T6">seine</text:span> Handlungen verantwortlich <text:span text:style-name="T6">sein</text:span>. Wenn <text:span text:style-name="T6">jemand</text:span> zum Beispiel gezwungen wird, eine moralisch schlechte Handlung zu begehen, zum Beispiel ein Auto zu stehlen, sollen wir sie für diese Handlung moralisch verantwortlich mach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6"><text:soft-page-break/>3. Determinismus</text:p>
      <text:p text:style-name="P7">3.1 Definition</text:p>
      <text:p text:style-name="Text_20_body">Der Determinismus ist die philosophische Überzeugung, dass alle Ereignisse vollständig von zuvor existierenden Ursachen bestimmt werden. Determinismus wird oft dem freien Willen gegenübergestellt. (Wikipedia, 20<text:span text:style-name="T47">20c</text:span>)</text:p>
      <text:p text:style-name="P50">Unter Determinismus wird häufig der kausale Determinismus verstanden, der in der Physik als <text:span text:style-name="T8">Actio – Reactio </text:span>bezeichnet wird. Es ist das Konzept, dass Ereignisse innerhalb eines gegebenen Paradigmas durch Kausalität derart gebunden sind, dass jeder Zustand (eines Objekts oder Ereignisses) vollständig durch vorherige Zustände bestimmt wird. Diese Bedeutung <text:span text:style-name="T8">ist aber die generelle Definition, es gibt viele Arten von Determinismus. (Wikipedia, 2020d)</text:span></text:p>
      <text:p text:style-name="Text_20_body"/>
      <text:p text:style-name="P42">3.2 Kompatibilismus</text:p>
      <text:p text:style-name="Text_20_body">Kompatibilisten behaupten, Determinismus sei mit freiem Willen vereinbar. Sie glauben, dass Freiheit in einer Situation aus Gründen vorhanden oder nicht vorhanden sein kann. Zum Beispiel urteilen die Gerichte, ob Einzelpersonen unter bestimmten Umständen freiwillig <text:span text:style-name="T48">ge</text:span>handel<text:span text:style-name="T48">t haben</text:span>.</text:p>
      <text:p text:style-name="P50">Die meisten "klassischen Kompatibilisten" wie Thomas Hobbes behaupten, dass eine Person nur dann <text:span text:style-name="T48">nach </text:span>eigene<text:span text:style-name="T48">m</text:span> Willen handelt, wenn es der Wunsch dieser Person ist, etwas zu tun, und dass die Person auch in der Lage ist, <text:span text:style-name="T48">sich anders zu entscheiden. (Wikipedia, 2020e)</text:span></text:p>
      <text:p text:style-name="Text_20_body"/>
      <text:p text:style-name="P43">3.3 Inkompatibilismus</text:p>
      <text:p text:style-name="Text_20_body">Inkompatibilismus ist die Position, dass freier Wille und Determinismus logisch unvereinbar sind."Harte Deterministen" wie d'Holbach sind Inkompatibilisten, die den Determinismus akzeptieren und den freien Willen ablehnen. Im Gegensatz dazu sind "metaphysische Libertäre" wie Thomas Reid, Peter van Inwagen und Robert Kane jene Inkompatibilisten, die den freien Willen akzeptieren und den Determinismus leugnen.</text:p>
      <text:p text:style-name="P75">(Wikipedia, 2020e)</text:p>
      <text:p text:style-name="Text_20_body"/>
      <text:p text:style-name="P44">3.4 Fatalismus</text:p>
      <text:p text:style-name="P51">Der Fatalismus unterscheidet sich normalerweise vom Determinismus als Form des teleologischen Determinismus. Fatalismus ist die Idee, dass alles dem Schicksal überlas<text:span text:style-name="T48">s</text:span>en is<text:span text:style-name="T48">t</text:span> und die Menschen daran nichts ändern können. Das Schicksal ist eine willkürliche Macht und muss keinen kausalen oder anderweitig deterministischen Gesetzen folgen. Fatalismus findet sich oft in der Theologie wieder. Gott wird oft als die Erklärung herangezogen. <text:span text:style-name="T9">(Wikipedia, 2020f)</text:span></text:p>
      <text:p text:style-name="Text_20_body"/>
      <text:p text:style-name="Text_20_body"/>
      <text:p text:style-name="Text_20_body"/>
      <text:p text:style-name="Normal-text"/>
      <text:p text:style-name="P8"/>
      <text:p text:style-name="P9"><text:soft-page-break/>4. Determinismus</text:p>
      <text:p text:style-name="P8">4.1 Philosophische Sicht</text:p>
      <text:p text:style-name="P53">Wilhelm Gottfried Leibniz (1646-1716) zählt zu den ersten Philosophen, die eine Determinismustheorie aufstellten. Er geht davon aus, dass es einen Grund geben muss, damit etwas und alles geschieht (<text:span text:style-name="T49">Harris 2012</text:span>, <text:span text:style-name="T49">S.12</text:span>). Leibniz 'Determinismustheorie lässt keine Veränderung moralischer Überzeugungen zu und ist an Ursache und Wirkung gebunden. Leibniz bezeichnet die Seele ebenso wie Plato als „das Lagerhaus allen Wissens“. Er unterscheidet sich jedoch von Platon durch die Behauptung, dass der Kurs, den die Seele wählt, vorbestimmt ist. Leibniz vertritt eine deterministische Theorie des menschlichen Verhaltens, indem er behauptet, die Seele sei vorhersehbar (<text:span text:style-name="T49">Harris 2012</text:span>, <text:span text:style-name="T49">S.13</text:span>)</text:p>
      <text:p text:style-name="P54">Leibniz und Plato behaupten, dass sich die Seele im Laufe der Zeit entfaltet und dabei Weisheit, Mitgefühl und Wertschätzung erlangt. Zusätzlich verbinden sie Philosophie und Theologie, indem sie über die Verbindung der Seele mi<text:span text:style-name="T10">t</text:span> Got<text:span text:style-name="T10">t</text:span> sprechen. Trotz Leibniz religiöser Überzeugung geht er jedoch davon aus, dass es keinen freien Willen gibt. Stattdessen behauptet er, die Realität sei kausal und jedes Ereignis habe einen Grund für sein Auftreten. Da Leibniz seine Theorie in der Theologie begründet, wird er nicht als Urheber des kausalen Determinismus anerkannt. <text:span text:style-name="T50">(</text:span><text:span text:style-name="T51">Harris 2012</text:span><text:span text:style-name="T50">, </text:span><text:span text:style-name="T51">S.</text:span><text:span text:style-name="T52">13</text:span><text:span text:style-name="T50">)</text:span></text:p>
      <text:p text:style-name="P55"><text:span text:style-name="T10">Thomas </text:span>Hobbes (1588-1679) lehnt theologische Annahmen ab und reduziert die menschliche Erfahrung auf die Welt der Materie und Bewegung. Hobbes spricht als Atheist in seinen Aufsätzen zum Determinismus nicht von theologischen Fragen. Er schlägt vor, dass Individuen nur in ihrem besten Interesse handeln, was dem christlichen Prinzip der „Nächstenliebe“ zuwiderläuft. Hobbes stellt fest, dass die Menschen egozentrisch sind und ihre Handlungen durch Impulse in Gang gesetzt werden, um ihre Wünsche zu befriedigen. <text:span text:style-name="T50">(</text:span><text:span text:style-name="T51">Harris 2012</text:span><text:span text:style-name="T50">, </text:span><text:span text:style-name="T51">S.</text:span><text:span text:style-name="T52">15</text:span><text:span text:style-name="T50">)</text:span></text:p>
      <text:p text:style-name="Text_20_body">Wenn sich Individuen nach dem Diktat der Selbstbefriedigung verhalten, dann <text:span text:style-name="T11">sagt</text:span> Hobbes einen freien Willen gibt <text:span text:style-name="T11">es nicht</text:span>. Folglich leben Menschen in einer materiellen Welt, in der jedes Ereignis eine Ursache mit einem vorbestimmten Ergebnis hat. </text:p>
      <text:p text:style-name="P56">David Hume <text:span text:style-name="T12">(1711-1776)</text:span> ist der gleichen Meinung. Zusammenfassend schlägt Hume vor, dass die Menschen unter der Kontrolle ihrer Leidenschaften und Wünsche stehen. Diese erworbenen Gelüste geben den Anstoß zur Kausalität, die zu bestimmten Ergebnissen führt. Daher unterstützt Hume den Begriff des freien Willens nicht. Hume und Hobbes werden jedoch als Kompatibilisten bezeichnet, die die freie Wahl als eine menschliche Eigenschaft, die von Instinkt und Leidenschaft getrieben wird, nicht leugnen. <text:span text:style-name="T50">(</text:span><text:span text:style-name="T51">Harris 2012</text:span><text:span text:style-name="T50">, </text:span><text:span text:style-name="T51">S.</text:span><text:span text:style-name="T52">1</text:span><text:span text:style-name="T53">7</text:span><text:span text:style-name="T50">)</text:span></text:p>
      <text:p text:style-name="P56">John Locke <text:span text:style-name="T12">(1632-1704) </text:span>war ein Determinist und glaubte, die Wahlfreiheit sei nur eine Illusion. Wir scheinen moralische Entscheidungen zu haben, aber wir denken nur, dass wir frei wählen können, weil wir die Ursachen, die hinter unseren Entscheidungen liegen, nicht kennen. <text:span text:style-name="T50">(</text:span><text:span text:style-name="T51">Harris 2012</text:span><text:span text:style-name="T50">, </text:span><text:span text:style-name="T51">S.</text:span><text:span text:style-name="T52">1</text:span><text:span text:style-name="T53">7</text:span><text:span text:style-name="T50">) </text:span>Locke erklärt diese Idee anhand eines Beispiels: </text:p>
      <text:p text:style-name="P56"><text:span text:style-name="T25">Ein schlafender Mann in einem verschlossenen Raum; Beim Aufwachen beschließt er zu bleiben, wo er ist, ohne zu merken, dass die Tür zum Raum verschlossen ist. Der Mann glaubt, eine freie Entscheidung getroffen zu haben, hat aber in Wirklichkeit keine andere Wahl. </text:span><text:span text:style-name="T26">(Wille, 2018)</text:span></text:p>
      <text:p text:style-name="P67"/>
      <text:p text:style-name="Text_20_body"/>
      <text:p text:style-name="Caption"><text:soft-page-break/></text:p>
      <text:p text:style-name="Normal-text"/>
      <text:p text:style-name="P17">4.2 <text:span text:style-name="T13">Wissenschaftliche Sicht</text:span></text:p>
      <text:p text:style-name="P17"/>
      <text:p text:style-name="P57">Isaac Newton formulierte 1686 das Gesetz der universellen Gravitation und die drei Bewegungsgesetze. Insbesondere das zweite Bewegungsgesetz hatte große Konsequenzen für unser Verständnis der Struktur des Kosmos. Es sagt, dass <text:span text:style-name="T14">i</text:span>n einem Trägheitsreferenzrahmen, die Vektorsumme der Kräfte F auf ein Objekt gleich der Masse m dieses Objekts multipliziert mit der Beschleunigung a des Objekts <text:span text:style-name="T54">ist</text:span>. Mit anderen Worten, wenn wir <text:span text:style-name="T15">diese Faktoren</text:span> kennen, <text:span text:style-name="T14">können wir jeden zukünftigen Zustand des Objekts vorhersagen. Wenn wir eine Münze werfen, können wir mit Informationen wie Kraft, Luftwiderstand und Masse der Münze so gut wie immer vorhersagen, auf welcher Seite sie landet. (Wikipedia, 2020g)</text:span></text:p>
      <text:p text:style-name="Text_20_body"><text:span text:style-name="T15">Die deterministische Natur der klassischen Physik ist auch </text:span>bekannt als die Uhrwerkansicht des Universums, dessen berühmteste<text:span text:style-name="T54">r</text:span> Befürworter der französische Mathematiker Pierre Simon Marquis de Laplace war. </text:p>
      <text:p text:style-name="P64">„Wir müssen den gegenwärtigen Zustand des Weltalls als Folge eines vorangegangenen und Ursache seines nachfolgenden Zustands betrachten.“<text:line-break/>―Pierre-Simon Laplace</text:p>
      <text:p text:style-name="P29"><text:s text:c="2"/><text:tab/>,,Wenn wir die genaue Lage und Geschwindigkeit aller Himmelskörper im Universum kennen <text:s text:c="10"/><text:tab/>würden, dann könnten wir die Zukunft mit Sicherheit voraussagen.“<text:line-break/><text:tab/>―Pierre-Simon Laplace</text:p>
      <text:p text:style-name="P29"/>
      <text:p text:style-name="P35"><text:tab/>„Mit dem Wort Zufall gibt der Mensch nur seiner Unwissenheit Ausdruck.“<text:line-break/><text:tab/>―Pierre-Simon Laplace</text:p>
      <text:p text:style-name="P35"/>
      <text:p text:style-name="P30"><text:span text:style-name="T55">(gutezitate, 2020)</text:span><text:line-break/></text:p>
      <text:p text:style-name="P28"><text:span text:style-name="T16"><text:line-break/></text:span><text:span text:style-name="T17">In einem solchen Szenario gibt es keinen Raum für den freien Willen des Menschen. <text:s/>Wir sind </text:span><text:span text:style-name="T18">aber </text:span><text:span text:style-name="T17">Teil de</text:span><text:span text:style-name="T18">s </text:span><text:span text:style-name="T17">Universum</text:span><text:span text:style-name="T18">s</text:span><text:span text:style-name="T17"> und das Universum gehorcht unaufhaltsam den Naturgesetzen. Daher werden unser gegenwärtiger Zustand und unsere Zukunft durch vergangene Ereignisse bestimmt, nach den Gesetzen der Natur. Und wenn unsere Gegenwart und unsere Zukunft schon </text:span><text:span text:style-name="T18">vorbestimmt sind,</text:span><text:span text:style-name="T17"> können wir nicht anders handeln, als wir es tatsächlich tun. </text:span></text:p>
      <text:p text:style-name="P65"/>
      <text:p text:style-name="P45">4.3 Psychologische Sicht <text:span text:style-name="T60">und Moral</text:span></text:p>
      <text:p text:style-name="P45"/>
      <text:p text:style-name="P58"><text:span text:style-name="T27">Ein kurzer Blick auf die Vielfalt des historischen menschlichen Verhaltens</text:span><text:span text:style-name="T28"> in den letzten </text:span><text:span text:style-name="T27">Tausend Jahre</text:span><text:span text:style-name="T28">n</text:span><text:span text:style-name="T27"> zeigt, dass unsere Anpassungsfähigkeit auf kultureller Ebene enorm </text:span><text:span text:style-name="T28">ist</text:span><text:span text:style-name="T27">. Es </text:span><text:span text:style-name="T29">sieht so aus, </text:span><text:span text:style-name="T27">dass wir zu vielen möglichen Verhaltensweisen fähig sind und dass </text:span><text:span text:style-name="T30">es </text:span><text:span text:style-name="T27">ein</text:span><text:span text:style-name="T30">e feste </text:span><text:span text:style-name="T27">„Menschliche Natur“, </text:span><text:span text:style-name="T30">nicht gibt. </text:span></text:p>
      <text:p text:style-name="P59"><text:span text:style-name="T31">(</text:span><text:span text:style-name="T32">Zeitgeist Moving Forward, 2011)</text:span></text:p>
      <text:p text:style-name="P76"/>
      <text:p text:style-name="P46">Vielmehr scheint es ein Spektrum möglicher Verhaltensweisen zu geben, alle mehr oder weniger abhängig von der Art der Entwicklung, Bildung, Impulse und <text:soft-page-break/>Bedingungen, die wir erleben. Umwelteinflüsse <text:span text:style-name="T61">sind </text:span>ein massiver Faktor, der nicht nur unsere Entscheidungspräferenzen in der langen und kurzen <text:span text:style-name="T36">Sicht beeinflussen,</text:span> aber <text:span text:style-name="T36">auch </text:span>die allgemeine Wechselwirkung der Umwelt mit unserer Biologie.</text:p>
      <text:p text:style-name="P46">Es wurde festgestellt, dass Umgebungsbedingungen, einschließlich Faktoren wie Nahrungsaufnahme, emotionale Sicherheit, soziale Assoziation, und alle Formen von Stress im Allgemeinen <text:span text:style-name="T36">beeinflussen </text:span>die Menschen viel mehr als bisher angenommen. Dies<text:span text:style-name="T36">er </text:span>Prozess beginnt <text:span text:style-name="T36">schon </text:span>in der Gebärmutter. <text:span text:style-name="T61">(Sapolsky, 2017a)</text:span></text:p>
      <text:p text:style-name="P47">Zum Beispiel, während es Beweise dafür gibt, dass Depression als Psychische Störung eine genetische <text:span text:style-name="T37">Ursache </text:span>haben <text:span text:style-name="T36">kann,</text:span> es ist die Umgebung, die es wirklich auslöst oder nicht.<text:span text:style-name="T61">(Sapolsky, 2017b)</text:span></text:p>
      <text:p text:style-name="P47"><text:s/><text:span text:style-name="T61">Daher kann man erschließen, dass der Mensch in Wirklichkeit, keinen freien Willen besitzt.</text:span></text:p>
      <text:p text:style-name="Caption">,,Das menschliche Verhalten unterliegt denselben Gesetzen wie jedes andere natürliche Phänomen. Unsere Gewohnheiten, Verhaltensweisen und Werte sind Nebenprodukte unserer Kultur. Niemand wird mit Gier, Vorurteilen, Bigotterie, Patriotismus und Hass geboren. Dies sind alles gelernte Verhaltensmuster. Wenn die Umgebung unverändert bleibt, tritt ein ähnliches Verhalten erneut auf. " – <text:span text:style-name="T37">Jacque Fresco</text:span></text:p>
      <text:p text:style-name="P68">(quotetab, 2019)</text:p>
      <text:h text:style-name="Heading_20_1" text:outline-level="1" text:is-list-header="true"><text:bookmark-start text:name="__RefHeading__552_729210063"/><text:span text:style-name="T43">6. </text:span>Literaturverzeichnis<text:bookmark-end text:name="__RefHeading__552_729210063"/></text:h>
      <text:p text:style-name="P19"/>
      <text:p text:style-name="P19"/>
      <text:p text:style-name="P12"><text:span text:style-name="T21">(Wikipedia, 2020a) </text:span><text:span text:style-name="T67">Seite „</text:span><text:span text:style-name="T63">König Ödipus</text:span><text:span text:style-name="T67">“. In: Wikipedia, Die freie Enzyklopädie. Bearbeitungsstand: 20. April 2020, 19:36 UTC. URL: </text:span><text:a xlink:type="simple" xlink:href="https://de.wikipedia.org/w/index.php?title=König_Ödipus&amp;oldid=199103085" text:style-name="Internet_20_link" text:visited-style-name="Visited_20_Internet_20_Link"><text:span text:style-name="T67">https://de.wikipedia.org/w/index.php?title=K%C3%B6nig_%C3%96dipus&amp;oldid=199103085</text:span></text:a><text:span text:style-name="T67"> (Abgerufen: </text:span></text:p>
      <text:p text:style-name="P63">23. April 2020, 23:42 UTC) </text:p>
      <text:p text:style-name="P20"/>
      <text:p text:style-name="P12"><text:span text:style-name="T21">(Wikipedia, 2020b)</text:span><text:span text:style-name="T19"> </text:span>Seite „<text:span text:style-name="T62">Freier Wille</text:span>“. In: Wikipedia, Die freie Enzyklopädie. Bearbeitungsstand: 17. April 2020, 18:35 UTC. URL: <text:a xlink:type="simple" xlink:href="https://de.wikipedia.org/w/index.php?title=Freier_Wille&amp;oldid=198985837" text:style-name="Internet_20_link" text:visited-style-name="Visited_20_Internet_20_Link">https://de.wikipedia.org/w/index.php?title=Freier_Wille&amp;oldid=198985837</text:a> (Abgerufen: 23. April 2020, 21:57 UTC) </text:p>
      <text:p text:style-name="P12"/>
      <text:p text:style-name="P12"><text:span text:style-name="T21">(Wikipedia, 2020c) </text:span><text:span text:style-name="T20">Seite „</text:span><text:span text:style-name="T21">Determinismus</text:span><text:span text:style-name="T20">“. In: Wikipedia, Die freie Enzyklopädie. Bearbeitungsstand: 19. April 2020, 19:49 UTC. URL: </text:span><text:a xlink:type="simple" xlink:href="https://de.wikipedia.org/w/index.php?title=Determinismus&amp;oldid=199065683" text:style-name="Internet_20_link" text:visited-style-name="Visited_20_Internet_20_Link">https://de.wikipedia.org/w/index.php?title=Determinismus&amp;oldid=199065683</text:a><text:span text:style-name="T20"> (Abgerufen: </text:span><text:span text:style-name="T66">23. April 2020, 22:17 UTC) </text:span></text:p>
      <text:p text:style-name="P12"/>
      <text:p text:style-name="P12"><text:span text:style-name="T21">(Wikipedia, 2020d) </text:span><text:span text:style-name="T20">Seite „</text:span><text:span text:style-name="T21">Actio und Reactio</text:span><text:span text:style-name="T20">“. In: Wikipedia, Die freie Enzyklopädie. Bearbeitungsstand: 28. März 2020, 16:02 UTC. URL: </text:span><text:a xlink:type="simple" xlink:href="https://de.wikipedia.org/w/index.php?title=Actio_und_Reactio&amp;oldid=198196648" text:style-name="Internet_20_link" text:visited-style-name="Visited_20_Internet_20_Link">https://de.wikipedia.org/w/index.php?title=Actio_und_Reactio&amp;oldid=198196648</text:a><text:span text:style-name="T20"> (Abgerufen: </text:span><text:span text:style-name="T66">23. April 2020, 23:45 UTC)</text:span> </text:p>
      <text:p text:style-name="P18"/>
      <text:p text:style-name="P12"><text:span text:style-name="T21">(Wikipedia, 2020e)</text:span><text:span text:style-name="T20"> Seite „</text:span><text:span text:style-name="T21">Kompatibilismus und Inkompatibilismus</text:span><text:span text:style-name="T20">“. In: Wikipedia, Die freie Enzyklopädie. Bearbeitungsstand: 20. Oktober 2018, 20:19 UTC. URL: </text:span><text:a xlink:type="simple" xlink:href="https://de.wikipedia.org/w/index.php?title=Kompatibilismus_und_Inkompatibilismus&amp;oldid=181978263" text:style-name="Internet_20_link" text:visited-style-name="Visited_20_Internet_20_Link">https://de.wikipedia.org/w/index.php?title=Kompatibilismus_und_Inkompatibilismus&amp;oldid=181978263</text:a><text:span text:style-name="T20"> (Abgerufen: </text:span>23. April 2020, 23:55 UTC) </text:p>
      <text:p text:style-name="P18"/>
      <text:p text:style-name="P18"/>
      <text:p text:style-name="P18"><text:soft-page-break/></text:p>
      <text:p text:style-name="P18"/>
      <text:p text:style-name="P18"/>
      <text:p text:style-name="P13"><text:span text:style-name="T21">(Wikipedia, 2020</text:span><text:span text:style-name="T22">f</text:span><text:span text:style-name="T21">) </text:span><text:span text:style-name="T67">Seite „</text:span><text:span text:style-name="T63">Fatalismus</text:span><text:span text:style-name="T67">“. In: Wikipedia, Die freie Enzyklopädie. Bearbeitungsstand: 21. April 2020, 18:28 UTC. URL: </text:span><text:a xlink:type="simple" xlink:href="https://de.wikipedia.org/w/index.php?title=Fatalismus&amp;oldid=199136428" text:style-name="Internet_20_link" text:visited-style-name="Visited_20_Internet_20_Link"><text:span text:style-name="T67">https://de.wikipedia.org/w/index.php?title=Fatalismus&amp;oldid=199136428</text:span></text:a><text:span text:style-name="T67"> (Abgerufen: </text:span><text:span text:style-name="T66">23. April 2020, 23:56 UTC) </text:span></text:p>
      <text:p text:style-name="P20"/>
      <text:p text:style-name="P18"/>
      <text:p text:style-name="P60"><text:span text:style-name="T23">Harris, Sam (2012): </text:span><text:span text:style-name="T24">Free Will</text:span><text:span text:style-name="T23">, </text:span>Free Press; 1st edition (March 6, 2012)</text:p>
      <text:p text:style-name="P60"/>
      <text:p text:style-name="P61"><text:span text:style-name="T69">Wille, Joel, </text:span>welt.de <text:span text:style-name="T69">(2018): </text:span><text:span text:style-name="T62">Was Freiheit wirklich ist – ein Gedankenexperiment:</text:span></text:p>
      <text:p text:style-name="P61"><text:a xlink:type="simple" xlink:href="https://www.welt.de/kmpkt/article181498900/Der-freiwillige-Gefangene-Gedankenexperiment-zeigt-dir-was-Freiheit-wirklich-ist.html" text:style-name="Internet_20_link" text:visited-style-name="Visited_20_Internet_20_Link"><text:span text:style-name="T69">https://www.welt.de/kmpkt/article181498900/Der-freiwillige-Gefangene-Gedankenexperiment-zeigt-dir-was-Freiheit-wirklich-ist.html</text:span></text:a></text:p>
      <text:p text:style-name="P61"/>
      <text:p text:style-name="P61"><text:span text:style-name="T64">(Wikipedia, 2020g) </text:span>Seite „<text:span text:style-name="T62">Newtonsche Gesetze</text:span>“. In: Wikipedia, Die freie Enzyklopädie. Bearbeitungsstand: 16. April 2020, 22:30 UTC. URL: <text:a xlink:type="simple" xlink:href="https://de.wikipedia.org/w/index.php?title=Newtonsche_Gesetze&amp;oldid=198955720" text:style-name="Internet_20_link" text:visited-style-name="Visited_20_Internet_20_Link">https://de.wikipedia.org/w/index.php?title=Newtonsche_Gesetze&amp;oldid=198955720</text:a> (Abgerufen: 24. April 2020, 00:04 UTC) </text:p>
      <text:p text:style-name="P61"/>
      <text:p text:style-name="P31"><text:span text:style-name="T55">(gutezitate, 2020) <text:tab/></text:span><text:a xlink:type="simple" xlink:href="https://gutezitate.com/zitat/160523" text:style-name="Internet_20_link" text:visited-style-name="Visited_20_Internet_20_Link"><text:span text:style-name="T58">https://gutezitate.com/zitat/160523</text:span></text:a></text:p>
      <text:p text:style-name="P31"><text:span text:style-name="T58"><text:tab/><text:tab/><text:tab/></text:span><text:a xlink:type="simple" xlink:href="https://gutezitate.com/zitat/126859" text:style-name="Internet_20_link" text:visited-style-name="Visited_20_Internet_20_Link"><text:span text:style-name="T58">https://gutezitate.com/zitat/126859</text:span></text:a></text:p>
      <text:p text:style-name="P31"><text:span text:style-name="T58"><text:tab/><text:tab/><text:tab/></text:span><text:a xlink:type="simple" xlink:href="https://gutezitate.com/zitat/188858" text:style-name="Internet_20_link" text:visited-style-name="Visited_20_Internet_20_Link"><text:span text:style-name="T58">https://gutezitate.com/zitat/188858</text:span></text:a></text:p>
      <text:p text:style-name="P70"/>
      <text:p text:style-name="P70"/>
      <text:p text:style-name="P31"><text:span text:style-name="T56">(Zeitgeist Moving Forward, 2011)</text:span><text:span text:style-name="T55"><text:tab/></text:span><text:span text:style-name="T59">Sapolsky, Robert: </text:span><text:span text:style-name="T57">Zeitgeist Moving Forward</text:span><text:span text:style-name="T59">, YouTube, 2011, Teil: Menschliche Natur, <text:s/>9:11- 42:28 Minuten</text:span></text:p>
      <text:p text:style-name="P71"/>
      <text:p text:style-name="P71"/>
      <text:p text:style-name="P62"><text:span text:style-name="T34">(Sapolsky, 2017</text:span><text:span text:style-name="T35">a</text:span><text:span text:style-name="T34">) </text:span><text:span text:style-name="T33">Sapolsky, Robert: </text:span><text:span text:style-name="T65">The biology of our best and worst selves,</text:span><text:span text:style-name="T68"> YouTube, 2017, 7:50 Minuten</text:span></text:p>
      <text:p text:style-name="P48"><text:span text:style-name="T61">(Sapolsky, 2017b) </text:span><text:span text:style-name="T68">Sapolsky, Robert: </text:span><text:span text:style-name="T70">The biology of our best and worst selves,</text:span><text:span text:style-name="T68"> YouTube, 2017, 8:20 Minuten</text:span></text:p>
      <text:p text:style-name="P71"/>
      <text:p text:style-name="P69">(quotetab, 2019) <text:span text:style-name="T66">https://www.quotetab.com/quote/by-jacque-fresco/human-behavior-is-subject-to-the-same-laws-as-any-other-natural-phenomenon-our-c</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8"/>
      <text:p text:style-name="P11">Erklärung</text:p>
      <text:p text:style-name="Text_20_body">Hiermit erkläre ich, dass ich die vorliegende Arbeit selbstständig und ohne Benutzung anderer als der angegebenen Hilfsmittel angefertigt habe. Alle Stellen, die wörtlich oder sinngemäß aus veröffentlichten und nicht veröffentlichten Schriften entnommen wurden, sind als solche kenntlich gemacht. Die Arbeit ist in gleicher oder ähnlicher Form oder auszugsweise im Rahmen einer anderen Prüfung noch nicht vorgelegt worden.</text:p>
      <text:p text:style-name="P4"/>
      <text:p text:style-name="P4"><text:tab/><text:tab/><text:tab/><text:tab/><text:tab/><text:tab/><text:user-field-get text:name="Ort">Ort</text:user-field-get>, den <text:user-field-get text:name="DatumAbgabe">Datum des Abgabetermins</text:user-field-get></text:p>
      <text:p text:style-name="P4"/>
      <text:p text:style-name="P4"><text:tab/><text:tab/><text:tab/><text:tab/><text:tab/><text:span text:style-name="T1"> <text:tab/></text:span><text:span text:style-name="T2">Salzburg, 24.04.2020</text:span><text:span text:style-name="T1"> <text:s text:c="32"/></text:span><text:line-break/><text:tab/><text:tab/><text:tab/><text:tab/><text:tab/><text:tab/><text:user-field-get text:name="NameStud">Andrej Tica</text:user-field-get></text:p>
      <text:p text:style-name="P4"/>
      <text:p text:style-name="P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language="de" fo:country="DE"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in" fo:margin-right="0in" fo:margin-top="0.3228in" fo:margin-bottom="0.122in" loext: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in" fo:margin-right="0in" fo:margin-top="0.0866in" fo:margin-bottom="0.0429in" loext: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in" fo:margin-right="0in" fo:margin-top="0.1665in" fo:margin-bottom="0.0835in" loext: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0591in" fo:margin-right="0in" fo:margin-top="0.1665in" fo:margin-bottom="0.0417in" loext: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0591in" fo:margin-right="0in" fo:margin-top="0.1665in" fo:margin-bottom="0.0417in" loext: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loext:contextual-spacing="false" style:page-number="auto"/>
      <style:text-properties style:font-name="Times New Roman3" fo:font-family="'Times New Roman'" style:font-style-name="Negreta cursiva" style:font-family-generic="roman" style:font-pitch="variable" fo:font-style="italic" fo:font-weight="bold" style:font-weight-complex="normal"/>
    </style:style>
    <style:style style:name="Table" style:family="paragraph" style:parent-style-name="Caption" style:class="extra">
      <style:paragraph-properties fo:margin-top="0.0783in" fo:margin-bottom="0in"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loext: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loext: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loext: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loext: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loext: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Überschrift-Anhang" style:family="paragraph" style:parent-style-name="Normal-text" style:next-style-name="Normal-text-ohne-Einzug"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Abbildung-Anmerkung" style:family="paragraph" style:parent-style-name="Illustration" style:class="extra">
      <style:paragraph-properties fo:margin-top="0in" fo:margin-bottom="0in" loext:contextual-spacing="false"/>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Quellenhinweis" style:family="paragraph" style:parent-style-name="Illustration">
      <style:paragraph-properties fo:margin-top="0in" fo:margin-bottom="0in" loext: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1654in" fo:margin-bottom="0.161in" loext:contextual-spacing="fals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ohne-Einzug" style:family="paragraph" style:parent-style-name="Normal-text" style:next-style-name="Normal-text">
      <style:paragraph-properties fo:margin-left="0in" fo:margin-right="0in" fo:text-indent="0in" style:auto-text-indent="false"/>
    </style:style>
    <style:style style:name="Litverz-Einträge"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style:font-name="Nimbus Roman No9 L1"/>
    </style:style>
    <style:style style:name="MP3"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i</text:page-number></text:p>
      </style:footer>
    </style:master-page>
    <style:master-page style:name="Textseiten" style:page-layout-name="Mpm5">
      <style:footer>
        <text:p text:style-name="MP2"><text:page-number text:select-page="current">8</text:page-number></text:p>
      </style:footer>
    </style:master-page>
    <style:master-page style:name="Anhänge" style:page-layout-name="Mpm6">
      <style:footer>
        <text:p text:style-name="MP3"><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Vorlage für eine wissenschaftliche Hausarbeit, Diplomarbeit, Seminararbeit, Bachelorarbeit, Masterarbeit, Examensarbeit</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0-02-05T17:07:46.864255481</meta:creation-date>
    <dc:language>de-DE</dc:language>
    <meta:editing-cycles>16</meta:editing-cycles>
    <meta:editing-duration>PT1H33M55S</meta:editing-duration>
    <dc:description>Diese Dokumentvorlage für OpenOffice/LibreOffice soll eine Hilfe beim Erstellen wissenschaftlicher Arbeiten in der Universität oder Fachhochschule sein. Die Vorlage ist für Windows, MacOS und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meta:keyword>
    <dc:date>2020-04-24T02:18:14.951168351</dc:date>
    <meta:print-date>2020-02-07T08:38:36.777685265</meta:print-date>
    <meta:document-statistic meta:table-count="0" meta:image-count="0" meta:object-count="0" meta:page-count="10" meta:paragraph-count="99" meta:word-count="1933" meta:character-count="14939" meta:non-whitespace-character-count="12976"/>
    <meta:user-defined meta:name="Info 2"/>
    <meta:user-defined meta:name="Info 3"/>
    <meta:user-defined meta:name="Info 4"/>
    <meta:user-defined meta:name="License">&lt;a href=" http://www.gnu.org/licenses/lgpl.html"&gt;LGPL&lt;/a&gt;</meta:user-defined>
  </office:meta>
</office:document-meta>
</file>